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2bf6" officeooo:paragraph-rsid="00142bf6"/>
    </style:style>
    <style:style style:name="P2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752ee4" officeooo:paragraph-rsid="00752ee4" style:font-size-asian="24pt" style:font-weight-asian="bold" style:font-size-complex="24pt" style:font-weight-complex="bold"/>
    </style:style>
    <style:style style:name="P5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paragraph-rsid="003c05b5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list-styl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officeooo:paragraph-rsid="00563640"/>
    </style:style>
    <style:style style:name="P8" style:family="paragraph" style:parent-style-name="Text_20_body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officeooo:paragraph-rsid="008244b9"/>
    </style:style>
    <style:style style:name="P9" style:family="paragraph" style:parent-style-name="Contents_20_1">
      <style:paragraph-properties>
        <style:tab-stops>
          <style:tab-stop style:position="7.4374in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7.2409in" style:type="right" style:leader-style="dotted" style:leader-text="."/>
        </style:tab-stops>
      </style:paragraph-properties>
    </style:style>
    <style:style style:name="P11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161cb3"/>
    </style:style>
    <style:style style:name="P12" style:family="paragraph" style:parent-style-name="Heading_20_1" style:master-page-name="">
      <loext:graphic-properties draw:fill="none"/>
      <style:paragraph-properties fo:margin-left="0.3752in" fo:margin-right="0in" fo:margin-top="0.1665in" fo:margin-bottom="0.0835in" style:contextual-spacing="false" fo:text-indent="-0.3752in" style:auto-text-indent="false" style:page-number="auto" fo:break-before="page" fo:background-color="transparent" fo:keep-with-next="always">
        <style:tab-stops>
          <style:tab-stop style:position="0.25in"/>
        </style:tab-stops>
      </style:paragraph-properties>
      <style:text-properties officeooo:paragraph-rsid="007b76d0"/>
    </style:style>
    <style:style style:name="P13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3a1842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56d11a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5d21fd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7accc5" style:font-size-asian="16pt" style:font-style-asian="normal" style:font-weight-asian="normal" style:font-size-complex="16pt" style:font-style-complex="normal" style:font-weight-complex="normal"/>
    </style:style>
    <style:style style:name="P17" style:family="paragraph" style:parent-style-name="Heading_20_2" style:master-page-name="">
      <loext:graphic-properties draw:fill="none"/>
      <style:paragraph-properties fo:margin-left="0.5618in" fo:margin-right="0in" fo:margin-top="0.139in" fo:margin-bottom="0.0835in" style:contextual-spacing="false" fo:text-indent="-0.5618in" style:auto-text-indent="false" style:page-number="auto" fo:background-color="transparent" fo:keep-with-next="always">
        <style:tab-stops/>
      </style:paragraph-properties>
      <style:text-properties fo:font-size="16pt" fo:font-style="normal" fo:font-weight="normal" officeooo:paragraph-rsid="007b76d0" style:font-size-asian="16pt" style:font-style-asian="normal" style:font-weight-asian="normal" style:font-size-complex="16pt" style:font-style-complex="normal" style:font-weight-complex="normal"/>
    </style:style>
    <style:style style:name="P18" style:family="paragraph" style:parent-style-name="Heading_20_2">
      <loext:graphic-properties draw:fill="none"/>
      <style:paragraph-properties fo:margin-left="0.5618in" fo:margin-right="0in" fo:margin-top="0.139in" fo:margin-bottom="0.0835in" style:contextual-spacing="false" fo:text-indent="-0.5618in" style:auto-text-indent="false" fo:background-color="transparent">
        <style:tab-stops/>
      </style:paragraph-properties>
      <style:text-properties fo:font-size="16pt" fo:font-style="normal" fo:font-weight="normal" officeooo:rsid="007b76d0" officeooo:paragraph-rsid="007b76d0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76616f" officeooo:paragraph-rsid="0076616f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6616f" officeooo:paragraph-rsid="0076616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63640" officeooo:paragraph-rsid="00563640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63640" officeooo:paragraph-rsid="0076616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63640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5815ec" officeooo:paragraph-rsid="0059d1e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d21f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563df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6536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d7138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87e0a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6b8665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72909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815ec" officeooo:paragraph-rsid="005e69d7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7a091" officeooo:paragraph-rsid="0077a09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bb524" officeooo:paragraph-rsid="005bb52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784f72" officeooo:paragraph-rsid="00784f7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5dd877" officeooo:paragraph-rsid="005dd87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7accc5" officeooo:paragraph-rsid="007accc5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accc5" officeooo:paragraph-rsid="007accc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7b76d0" officeooo:paragraph-rsid="007b76d0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b76d0" officeooo:paragraph-rsid="007b76d0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b76d0" officeooo:paragraph-rsid="0081b35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b76d0" officeooo:paragraph-rsid="0084bbc9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 fo:keep-with-next="always">
        <style:tab-stops/>
      </style:paragraph-properties>
      <style:text-properties fo:font-size="12pt" fo:font-style="normal" fo:font-weight="normal" officeooo:rsid="007d4d18" officeooo:paragraph-rsid="007d4d18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 fo:keep-with-next="always">
        <style:tab-stops/>
      </style:paragraph-properties>
      <style:text-properties fo:font-size="12pt" fo:font-style="normal" fo:font-weight="normal" officeooo:rsid="007090e5" officeooo:paragraph-rsid="007090e5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Heading_20_3" style:master-page-name="">
      <loext:graphic-properties draw:fill="none"/>
      <style:paragraph-properties fo:margin-left="0in" fo:margin-right="0in" fo:margin-top="0.0598in" fo:margin-bottom="0.0043in" style:contextual-spacing="false" fo:text-indent="0in" style:auto-text-indent="false" style:page-number="auto" fo:background-color="transparent">
        <style:tab-stops/>
      </style:paragraph-properties>
      <style:text-properties fo:font-size="12pt" fo:font-style="normal" fo:font-weight="normal" officeooo:paragraph-rsid="0054c73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Heading_20_3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1b35f" officeooo:paragraph-rsid="0081b35f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Heading_20_3" style:master-page-name="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style:page-number="auto" fo:background-color="transparent">
        <style:tab-stops/>
      </style:paragraph-properties>
      <style:text-properties fo:font-size="12pt" fo:font-style="normal" fo:font-weight="normal" officeooo:rsid="008244b9" officeooo:paragraph-rsid="008244b9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Heading_20_3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fo:font-weight="normal" officeooo:paragraph-rsid="003dfbdd" style:font-weight-asian="normal" style:font-weight-complex="normal"/>
    </style:style>
    <style:style style:name="P49" style:family="paragraph" style:parent-style-name="Heading_20_3">
      <loext:graphic-properties draw:fill="none"/>
      <style:paragraph-properties fo:margin-left="0.5618in" fo:margin-right="0in" fo:margin-top="0.0598in" fo:margin-bottom="0.0043in" style:contextual-spacing="false" fo:text-indent="-0.5618in" style:auto-text-indent="false" fo:background-color="transparent">
        <style:tab-stops/>
      </style:paragraph-properties>
      <style:text-properties officeooo:rsid="00142bf6" officeooo:paragraph-rsid="002dee10"/>
    </style:style>
    <style:style style:name="P50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accc5" officeooo:paragraph-rsid="007accc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b76d0" officeooo:paragraph-rsid="007b76d0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7b76d0" officeooo:paragraph-rsid="007d4d18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244b9" officeooo:paragraph-rsid="008244b9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244b9" officeooo:paragraph-rsid="00826ae3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244b9" officeooo:paragraph-rsid="0084bbc9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26ae3" officeooo:paragraph-rsid="00826ae3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3133f" officeooo:paragraph-rsid="0083133f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66375" officeooo:paragraph-rsid="0086637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Heading_20_4">
      <loext:graphic-properties draw:fill="none" draw:fill-gradient-name="gradient" draw:fill-hatch-name="hatch"/>
      <style:paragraph-properties fo:margin-left="0.6252in" fo:margin-right="0in" fo:margin-top="0.0598in" fo:margin-bottom="0in" style:contextual-spacing="false" fo:text-indent="-0.6252in" style:auto-text-indent="false" fo:background-color="transparent">
        <style:tab-stops/>
      </style:paragraph-properties>
      <style:text-properties fo:font-size="12pt" fo:font-style="normal" fo:font-weight="normal" officeooo:rsid="00866375" officeooo:paragraph-rsid="0087bcd4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Heading_20_4">
      <loext:graphic-properties draw:fill="none" draw:fill-gradient-name="gradient" draw:fill-hatch-name="hatch"/>
      <style:paragraph-properties fo:margin-left="0in" fo:margin-right="0in" fo:margin-top="0.0598in" fo:margin-bottom="0in" style:contextual-spacing="false" fo:text-indent="0in" style:auto-text-indent="false" fo:background-color="transparent">
        <style:tab-stops/>
      </style:paragraph-properties>
      <style:text-properties officeooo:rsid="00142bf6" officeooo:paragraph-rsid="0086637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6a4ad9" style:font-style-asian="italic" style:font-style-complex="italic"/>
    </style:style>
    <style:style style:name="T3" style:family="text">
      <style:text-properties fo:font-style="italic" officeooo:rsid="006d7138" style:font-style-asian="italic" style:font-style-complex="italic"/>
    </style:style>
    <style:style style:name="T4" style:family="text">
      <style:text-properties fo:font-style="italic" officeooo:rsid="006e54dc" style:font-style-asian="italic" style:font-style-complex="italic"/>
    </style:style>
    <style:style style:name="T5" style:family="text">
      <style:text-properties fo:font-style="italic" officeooo:rsid="00729097" style:font-style-asian="italic" style:font-style-complex="italic"/>
    </style:style>
    <style:style style:name="T6" style:family="text">
      <style:text-properties fo:font-style="italic" officeooo:rsid="0077a091" style:font-style-asian="italic" style:font-style-complex="italic"/>
    </style:style>
    <style:style style:name="T7" style:family="text">
      <style:text-properties fo:font-style="italic" officeooo:rsid="0081b35f" style:font-style-asian="italic" style:font-style-complex="italic"/>
    </style:style>
    <style:style style:name="T8" style:family="text">
      <style:text-properties fo:font-style="italic" officeooo:rsid="008244b9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76616f" style:font-weight-asian="bold" style:font-weight-complex="bold"/>
    </style:style>
    <style:style style:name="T11" style:family="text">
      <style:text-properties fo:font-weight="bold" officeooo:rsid="007b76d0" style:font-weight-asian="bold" style:font-weight-complex="bold"/>
    </style:style>
    <style:style style:name="T12" style:family="text">
      <style:text-properties fo:font-weight="bold" officeooo:rsid="0081b35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5e69d7"/>
    </style:style>
    <style:style style:name="T15" style:family="text">
      <style:text-properties officeooo:rsid="0066536d"/>
    </style:style>
    <style:style style:name="T16" style:family="text">
      <style:text-properties officeooo:rsid="00684169"/>
    </style:style>
    <style:style style:name="T17" style:family="text">
      <style:text-properties officeooo:rsid="00687e0a"/>
    </style:style>
    <style:style style:name="T18" style:family="text">
      <style:text-properties officeooo:rsid="006a4ad9"/>
    </style:style>
    <style:style style:name="T19" style:family="text">
      <style:text-properties officeooo:rsid="006b8665"/>
    </style:style>
    <style:style style:name="T20" style:family="text">
      <style:text-properties officeooo:rsid="006ba7c9"/>
    </style:style>
    <style:style style:name="T21" style:family="text">
      <style:text-properties officeooo:rsid="006d7138"/>
    </style:style>
    <style:style style:name="T22" style:family="text">
      <style:text-properties officeooo:rsid="006e54dc"/>
    </style:style>
    <style:style style:name="T23" style:family="text">
      <style:text-properties officeooo:rsid="00729097"/>
    </style:style>
    <style:style style:name="T24" style:family="text">
      <style:text-properties officeooo:rsid="00735693"/>
    </style:style>
    <style:style style:name="T25" style:family="text">
      <style:text-properties officeooo:rsid="0076616f"/>
    </style:style>
    <style:style style:name="T26" style:family="text">
      <style:text-properties officeooo:rsid="0077a091"/>
    </style:style>
    <style:style style:name="T27" style:family="text">
      <style:text-properties officeooo:rsid="00784f72"/>
    </style:style>
    <style:style style:name="T28" style:family="text">
      <style:text-properties officeooo:rsid="0079ed73"/>
    </style:style>
    <style:style style:name="T29" style:family="text">
      <style:text-properties fo:font-size="12pt" fo:font-style="normal" fo:font-weight="normal" officeooo:rsid="007b76d0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7accc5"/>
    </style:style>
    <style:style style:name="T31" style:family="text">
      <style:text-properties officeooo:rsid="007b76d0"/>
    </style:style>
    <style:style style:name="T32" style:family="text">
      <style:text-properties officeooo:rsid="007fbc1b"/>
    </style:style>
    <style:style style:name="T33" style:family="text">
      <style:text-properties officeooo:rsid="0080c00f"/>
    </style:style>
    <style:style style:name="T34" style:family="text">
      <style:text-properties officeooo:rsid="0080e4c3"/>
    </style:style>
    <style:style style:name="T35" style:family="text">
      <style:text-properties officeooo:rsid="00826ae3"/>
    </style:style>
    <style:style style:name="T36" style:family="text">
      <style:text-properties officeooo:rsid="0083133f"/>
    </style:style>
    <style:style style:name="T37" style:family="text">
      <style:text-properties officeooo:rsid="0084bbc9"/>
    </style:style>
    <style:style style:name="T38" style:family="text">
      <style:text-properties officeooo:rsid="00895ae2"/>
    </style:style>
    <style:style style:name="T39" style:family="text">
      <style:text-properties officeooo:rsid="0089956f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errupts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<text:a xlink:type="simple" xlink:href="#__RefHeading___Toc519_1091873253" text:style-name="Index_20_Link" text:visited-style-name="Index_20_Link"><text:s/>1 ModuleManagerInterrupt.<text:tab/>2</text:a></text:p>
          <text:p text:style-name="P10"><text:a xlink:type="simple" xlink:href="#__RefHeading___Toc521_1091873253%20Copy%201" text:style-name="Index_20_Link" text:visited-style-name="Index_20_Link"><text:s/>1.1 Preview.<text:tab/>2</text:a></text:p>
          <text:p text:style-name="P10"><text:a xlink:type="simple" xlink:href="#__RefHeading___Toc521_1091873253%20Copy%201%20Copy%201" text:style-name="Index_20_Link" text:visited-style-name="Index_20_Link"><text:s/>1.2 Initialization.<text:tab/>2</text:a></text:p>
          <text:p text:style-name="P10"><text:a xlink:type="simple" xlink:href="#__RefHeading___Toc521_1091873253%20Copy%201%20Copy%201%20Copy%201" text:style-name="Index_20_Link" text:visited-style-name="Index_20_Link"><text:s/>1.3 Interrupt handlers.<text:tab/>2</text:a></text:p>
          <text:p text:style-name="P10"><text:a xlink:type="simple" xlink:href="#__RefHeading___Toc521_1091873253%20Copy%201%20Copy%201%20Copy%201%20Copy%201" text:style-name="Index_20_Link" text:visited-style-name="Index_20_Link"><text:s/>1.4 Interrupt activation.<text:tab/>2</text:a></text:p>
          <text:p text:style-name="P9"><text:a xlink:type="simple" xlink:href="#__RefHeading___Toc519_1091873253%20Copy%201" text:style-name="Index_20_Link" text:visited-style-name="Index_20_Link"><text:s/>2 PhysicalCriticalSection.<text:tab/>3</text:a></text:p>
          <text:p text:style-name="P10"><text:a xlink:type="simple" xlink:href="#__RefHeading___Toc521_1091873253%20Copy%201%20Copy%202" text:style-name="Index_20_Link" text:visited-style-name="Index_20_Link"><text:s/>2.1 Preview.<text:tab/>3</text:a></text:p>
          <text:p text:style-name="P10"><text:a xlink:type="simple" xlink:href="#__RefHeading___Toc521_1091873253%20Copy%201%20Copy%202%20Copy%201" text:style-name="Index_20_Link" text:visited-style-name="Index_20_Link"><text:s/>2.2 Implementation.<text:tab/>3</text:a></text:p>
        </text:index-body>
      </text:table-of-content>
      <text:p text:style-name="P1"/>
      <text:p text:style-name="P1"/>
      <text:h text:style-name="P11" text:outline-level="1"><text:bookmark-start text:name="__RefHeading___Toc519_1091873253"/><text:span text:style-name="T10">ModuleManagerInterrupt</text:span><text:span text:style-name="T13">.</text:span><text:bookmark-end text:name="__RefHeading___Toc519_1091873253"/></text:h>
      <text:h text:style-name="P13" text:outline-level="2"><text:bookmark-start text:name="__RefHeading___Toc521_1091873253 Copy 1"/><text:span text:style-name="T25">Preview</text:span>.<text:bookmark-end text:name="__RefHeading___Toc521_1091873253 Copy 1"/></text:h>
      <text:h text:style-name="P19" text:outline-level="3"><text:span text:style-name="T1">ModuleManagerInterrupt</text:span> is the main interrupts class.</text:h>
      <text:h text:style-name="P21" text:outline-level="3"><text:span text:style-name="T25">Each interrupt handler must register with this main manager</text:span>. </text:h>
      <text:h text:style-name="P22" text:outline-level="3"><text:span text:style-name="T25">When a handler is registered in the main class, the main class also activates the related irqs</text:span>.</text:h>
      <text:h text:style-name="P20" text:outline-level="3">A single handler may listen to several irqs invocations.</text:h>
      <text:h text:style-name="P20" text:outline-level="3">The main manager has no periodic actions.</text:h>
      <text:h text:style-name="P14" text:outline-level="2"><text:bookmark-start text:name="__RefHeading___Toc521_1091873253 Copy 1 Copy 1"/><text:span text:style-name="T26">Initialization</text:span>.<text:bookmark-end text:name="__RefHeading___Toc521_1091873253 Copy 1 Copy 1"/></text:h>
      <text:h text:style-name="P24" text:outline-level="3"><text:span text:style-name="T26">Reset the handlers list</text:span>. </text:h>
      <text:h text:style-name="P33" text:outline-level="3">During the system initialization phase, each module must register the interrupts’ handlers through the main interrupts manager.</text:h>
      <text:h text:style-name="P34" text:outline-level="3"><text:span text:style-name="T26">When a handler is registered, all related interrupts are enabled</text:span>.</text:h>
      <text:h text:style-name="P15" text:outline-level="2"><text:bookmark-start text:name="__RefHeading___Toc521_1091873253 Copy 1 Copy 1 Copy 1"/><text:span text:style-name="T27">Interrupt h</text:span><text:span text:style-name="T26">andlers</text:span>.<text:bookmark-end text:name="__RefHeading___Toc521_1091873253 Copy 1 Copy 1 Copy 1"/></text:h>
      <text:h text:style-name="P35" text:outline-level="3">Interrupt handlers must implement the pure virtual ‘<text:span text:style-name="T1">Interrupt</text:span>’ class.</text:h>
      <text:h text:style-name="P33" text:outline-level="3">Each handler has a one-to-<text:span text:style-name="T28">many</text:span> relation with ‘<text:span text:style-name="T1">TypeInterruptHandler</text:span>’. <text:span text:style-name="T28">i.e. a single handler may handle multiple interrupts.</text:span></text:h>
      <text:h text:style-name="P36" text:outline-level="3"><text:span text:style-name="T26">Each handler can register with as many irqs as needed</text:span><text:span text:style-name="T14">. </text:span><text:span text:style-name="T26"><text:s/></text:span></text:h>
      <text:h text:style-name="P16" text:outline-level="2"><text:bookmark-start text:name="__RefHeading___Toc521_1091873253 Copy 1 Copy 1 Copy 1 Copy 1"/><text:span text:style-name="T27">Interrupt </text:span><text:span text:style-name="T30">activation</text:span>.<text:bookmark-end text:name="__RefHeading___Toc521_1091873253 Copy 1 Copy 1 Copy 1 Copy 1"/></text:h>
      <text:h text:style-name="P37" text:outline-level="3">When an interrupt is invoked, the c handler redirects immediately to the main <text:span text:style-name="T33">interru</text:span><text:span text:style-name="T34">p</text:span><text:span text:style-name="T33">ts </text:span>manager.</text:h>
      <text:h text:style-name="P38" text:outline-level="3">Each such invocation has two parameters </text:h>
      <text:h text:style-name="P50" text:outline-level="4">‘<text:span text:style-name="T6">TypeInterruptHandler’</text:span><text:span text:style-name="T26"> </text:span>which determines the handler.</text:h>
      <text:h text:style-name="P50" text:outline-level="4">‘<text:span text:style-name="T6">TypeInterruptAction’</text:span><text:span text:style-name="T26"> </text:span><text:span text:style-name="T32">allows </text:span>for cases where a single handler handles multiple interrupts.</text:h>
      <text:h text:style-name="P38" text:outline-level="3" text:is-list-header="true"/>
      <text:h text:style-name="P25" text:outline-level="3" text:is-list-header="true"/>
      <text:h text:style-name="P5" text:outline-level="3"/>
      <text:h text:style-name="P5" text:outline-level="3"/>
      <text:h text:style-name="P12" text:outline-level="1"><text:bookmark-start text:name="__RefHeading___Toc519_1091873253 Copy 1"/><text:span text:style-name="T12">Physical</text:span><text:span text:style-name="T11">CriticalSection</text:span><text:span text:style-name="T13">.</text:span><text:bookmark-end text:name="__RefHeading___Toc519_1091873253 Copy 1"/></text:h>
      <text:h text:style-name="P17" text:outline-level="2"><text:bookmark-start text:name="__RefHeading___Toc521_1091873253 Copy 1 Copy 2"/><text:span text:style-name="T25">Preview</text:span>.<text:bookmark-end text:name="__RefHeading___Toc521_1091873253 Copy 1 Copy 2"/></text:h>
      <text:h text:style-name="P39" text:outline-level="3">The <text:span text:style-name="T7">Physical</text:span><text:span text:style-name="T1">CriticalSection</text:span> class is currently designed to protect a single processor critical sections from user interrupts.</text:h>
      <text:h text:style-name="P41" text:outline-level="3">The SysTick (as well as general failures) is not stopped by the CriticalSection object, as it is deemed a fast, and simple, essential interrupt.</text:h>
      <text:h text:style-name="P46" text:outline-level="3">The class is implemented as a simple, one level class, as it must be as efficient as possible.</text:h>
      <text:h text:style-name="P17" text:outline-level="2"><text:bookmark-start text:name="__RefHeading___Toc521_1091873253 Copy 1 Copy 2 Copy 1"/><text:span text:style-name="T31">Implementation</text:span>.<text:bookmark-end text:name="__RefHeading___Toc521_1091873253 Copy 1 Copy 2 Copy 1"/></text:h>
      <text:h text:style-name="P47" text:outline-level="3">Static ‘m_active_critical_section’</text:h>
      <text:h text:style-name="P53" text:outline-level="4">The class holds a static member holding a linked list of active critical section.</text:h>
      <text:h text:style-name="P53" text:outline-level="4">We need this mechanism, as setting, and resetting a group of interrupts is not an atomic action (setting a subgroup of interrupts is an atomic action, so it is safe).</text:h>
      <text:h text:style-name="P53" text:outline-level="4">The critical section protection might be preempted by higher priority interrupts.</text:h>
      <text:h text:style-name="P53" text:outline-level="4">We must protect against resuming the interrupts (when exiting critical section), while we activate a lower priority interrupt before higher priority (as interrupts are not resumed by priority order for code efficiency).</text:h>
      <text:h text:style-name="P53" text:outline-level="4">We must protect against a case where an interrupts is enabled by an (higher level) interrupt handler.</text:h>
      <text:h text:style-name="P40" text:outline-level="3">constructor:</text:h>
      <text:h text:style-name="P51" text:outline-level="4">Set the <text:span text:style-name="T36">local</text:span> state to <text:span text:style-name="T35">CRITICAL_SECTION_</text:span><text:span text:style-name="T8">REGISTER</text:span>.</text:h>
      <text:h text:style-name="P54" text:outline-level="4">If <text:span text:style-name="T35">the exists an active critical section, and if the active critical section is in ‘CRITICAL_SECTION_RESUME’ state, resume that critical section registered interrupts. This would handle the case of a low level enabled interrupt preempting a high level disabled interrupt.</text:span></text:h>
      <text:h text:style-name="P57" text:outline-level="4">Register locally the global active critical section.</text:h>
      <text:h text:style-name="P57" text:outline-level="4">Register this class as the global critical section.</text:h>
      <text:h text:style-name="P56" text:outline-level="4">Register locally active interrupts bitmap.</text:h>
      <text:h text:style-name="P57" text:outline-level="4">Disable all the active interrupts.</text:h>
      <text:h text:style-name="P57" text:outline-level="4">Set the local state to CRITICAL_SECTION_ACTIVE.</text:h>
      <text:h text:style-name="P42" text:outline-level="3"><text:span text:style-name="T37">de</text:span>structor:</text:h>
      <text:h text:style-name="P58" text:outline-level="4">Set local state to CRITICAL_SECTION_RESUME</text:h>
      <text:h text:style-name="P58" text:outline-level="4">Activate the interrupts according to the local state.</text:h>
      <text:h text:style-name="P58" text:outline-level="4">If the local active critical section is not NULL, and <text:span text:style-name="T38">the state is</text:span> CRITICAL_SECTION_REGISTER, <text:span text:style-name="T39">register active interrupts (for that active object)</text:span>. This would handle the case where some interrupt updated the active interrupts list, and the active object has not reset that interrupt yet. (This is a valid program behavior, though not recommended).</text:h>
      <text:h text:style-name="P59" text:outline-level="4"><text:soft-page-break/>Set the global active object to the local (previous) active object.</text:h>
      <text:h text:style-name="P60" text:outline-level="4" text:is-list-header="tru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3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40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0437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728in" fo:margin-right="0.48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59:50.084151703</meta:creation-date>
    <meta:generator>LibreOffice/7.5.3.2$Linux_X86_64 LibreOffice_project/50$Build-2</meta:generator>
    <dc:date>2023-06-28T12:38:44.812331594</dc:date>
    <meta:editing-duration>PT10H19M18S</meta:editing-duration>
    <meta:editing-cycles>113</meta:editing-cycles>
    <meta:print-date>2023-06-18T08:59:54.691729106</meta:print-date>
    <meta:document-statistic meta:table-count="0" meta:image-count="0" meta:object-count="0" meta:page-count="4" meta:paragraph-count="55" meta:word-count="556" meta:character-count="3846" meta:non-whitespace-character-count="3287"/>
  </office:meta>
</office:document-meta>
</file>